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152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7" draw:layer="layout" svg:width="19.431cm" svg:height="11.684cm" svg:x="4.302cm" svg:y="3.794cm">
          <draw:text-box>
            <text:p text:style-name="P2"><text:span text:style-name="T1">Jean-Baptiste identifie </text:span></text:p>
            <text:p text:style-name="P2"><text:span text:style-name="T1">le Messie</text:span></text:p>
            <text:p text:style-name="P3"><text:span text:style-name="T2">(Jean 1:19-34)</text:span></text:p>
            <text:p text:style-name="P2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1-17T15:11:56.599000000</dc:date>
    <meta:editing-duration>PT1H34M45S</meta:editing-duration>
    <meta:editing-cycles>28</meta:editing-cycles>
    <meta:generator>LibreOffice/5.4.7.2$Windows_X86_64 LibreOffice_project/c838ef25c16710f8838b1faec480ebba495259d0</meta:generator>
    <meta:document-statistic meta:object-count="2"/>
  </office:meta>
</office:document-meta>
</file>